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6591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0.8311in"/>
    </style:style>
    <style:style style:name="co14" style:family="table-column">
      <style:table-column-properties fo:break-before="auto" style:column-width="0.9283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6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6" table:default-cell-style-name="ce1"/>
        <table:table-column table:style-name="co16" table:number-columns-repeated="2" table:default-cell-style-name="Default"/>
        <table:table-column table:style-name="co16" table:default-cell-style-name="ce2"/>
        <table:table-column table:style-name="co16" table:default-cell-style-name="Default"/>
        <table:table-row table:style-name="ro1">
          <table:table-cell office:value-type="string">
            <text:p>Company,name</text:p>
          </table:table-cell>
          <table:table-cell office:value-type="string">
            <text:p>company_phone_number</text:p>
          </table:table-cell>
          <table:table-cell office:value-type="string">
            <text:p>company_website</text:p>
          </table:table-cell>
          <table:table-cell office:value-type="string">
            <text:p>address_line_1</text:p>
          </table:table-cell>
          <table:table-cell office:value-type="string">
            <text:p>address_line_2</text:p>
          </table:table-cell>
          <table:table-cell office:value-type="string">
            <text:p>address_line_3</text:p>
          </table:table-cell>
          <table:table-cell office:value-type="string">
            <text:p>zip_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company_vat_no</text:p>
          </table:table-cell>
          <table:table-cell office:value-type="string">
            <text:p>company_ean_number</text:p>
          </table:table-cell>
          <table:table-cell office:value-type="string">
            <text:p>contact_name</text:p>
          </table:table-cell>
          <table:table-cell office:value-type="string">
            <text:p>direct_phone_number</text:p>
          </table:table-cell>
          <table:table-cell office:value-type="string">
            <text:p>phone_number</text:p>
          </table:table-cell>
          <table:table-cell office:value-type="string">
            <text:p>email_address</text:p>
          </table:table-cell>
          <table:table-cell office:value-type="string">
            <text:p>linkedin_url</text:p>
          </table:table-cell>
          <table:table-cell office:value-type="string">
            <text:p>facebook_url</text:p>
          </table:table-cell>
          <table:table-cell office:value-type="string">
            <text:p>is_international</text:p>
          </table:table-cell>
          <table:table-cell office:value-type="string">
            <text:p>header</text:p>
          </table:table-cell>
          <table:table-cell office:value-type="string">
            <text:p>description</text:p>
          </table:table-cell>
          <table:table-cell office:value-type="string">
            <text:p>hidden_description</text:p>
          </table:table-cell>
          <table:table-cell office:value-type="string">
            <text:p>purchase_valu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published</text:p>
          </table:table-cell>
          <table:table-cell office:value-type="string">
            <text:p>sale_limit</text:p>
          </table:table-cell>
          <table:table-cell table:style-name="Default" office:value-type="string">
            <text:p>purchase_decision_date</text:p>
          </table:table-cell>
          <table:table-cell office:value-type="string">
            <text:p>Value 1</text:p>
          </table:table-cell>
          <table:table-cell office:value-type="string">
            <text:p>Value 2</text:p>
          </table:table-cell>
          <table:table-cell table:style-name="Default" office:value-type="string">
            <text:p>Value 3</text:p>
          </table:table-cell>
          <table:table-cell office:value-type="string">
            <text:p>Value 4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888 112 113</text:p>
          </table:table-cell>
          <table:table-cell office:value-type="string">
            <text:p><text:a xlink:href="http://www.yes.pl/">www.yes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John</text:p>
          </table:table-cell>
          <table:table-cell table:number-columns-repeated="2" office:value-type="string">
            <text:p>700 700 700</text:p>
          </table:table-cell>
          <table:table-cell office:value-type="string">
            <text:p><text:a xlink:href="mailto:yes@yes.pl">yes@yes.pl</text:a></text:p>
          </table:table-cell>
          <table:table-cell office:value-type="string">
            <text:p><text:a xlink:href="http://www.linkedin.com/">www.linkedin.com</text:a>/yes</text:p>
          </table:table-cell>
          <table:table-cell office:value-type="string">
            <text:p><text:a xlink:href="http://www.facebook.com/">www.facebook.com/</text:a>yes</text:p>
          </table:table-cell>
          <table:table-cell office:value-type="string">
            <text:p>yes</text:p>
          </table:table-cell>
          <table:table-cell office:value-type="string">
            <text:p>nooooo</text:p>
          </table:table-cell>
          <table:table-cell office:value-type="string">
            <text:p>you will live</text:p>
          </table:table-cell>
          <table:table-cell office:value-type="string">
            <text:p>you will di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KK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float" office:value="510333333">
            <text:p>510333333</text:p>
          </table:table-cell>
          <table:table-cell office:value-type="string">
            <text:p><text:a xlink:href="http://www.no.pl/">www.no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Milka</text:p>
          </table:table-cell>
          <table:table-cell table:number-columns-repeated="2" office:value-type="float" office:value="700700701">
            <text:p>700700701</text:p>
          </table:table-cell>
          <table:table-cell office:value-type="string">
            <text:p><text:a xlink:href="mailto:no@no.pl">no@no.pl</text:a></text:p>
          </table:table-cell>
          <table:table-cell office:value-type="string">
            <text:p><text:a xlink:href="http://www.linkedin.com/">www.linkedin.com</text:a>/no</text:p>
          </table:table-cell>
          <table:table-cell office:value-type="string">
            <text:p><text:a xlink:href="http://www.facebook.com/no">www.facebook.com/no</text:a></text:p>
          </table:table-cell>
          <table:table-cell office:value-type="string">
            <text:p>no</text:p>
          </table:table-cell>
          <table:table-cell office:value-type="string">
            <text:p>yessss</text:p>
          </table:table-cell>
          <table:table-cell office:value-type="string">
            <text:p>o really?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DKK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wrong custom</text:p>
          </table:table-cell>
          <table:table-cell office:value-type="string">
            <text:p>888 112 113</text:p>
          </table:table-cell>
          <table:table-cell office:value-type="string">
            <text:p><text:a xlink:href="http://www.yes.pl/">www.yes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John</text:p>
          </table:table-cell>
          <table:table-cell table:number-columns-repeated="2" office:value-type="string">
            <text:p>700 700 700</text:p>
          </table:table-cell>
          <table:table-cell office:value-type="string">
            <text:p><text:a xlink:href="mailto:yes@yes.pl">yes@yes.pl</text:a></text:p>
          </table:table-cell>
          <table:table-cell office:value-type="string">
            <text:p><text:a xlink:href="http://www.linkedin.com/">www.linkedin.com</text:a>/yes</text:p>
          </table:table-cell>
          <table:table-cell office:value-type="string">
            <text:p><text:a xlink:href="http://www.facebook.com/">www.facebook.com/</text:a>yes</text:p>
          </table:table-cell>
          <table:table-cell office:value-type="string">
            <text:p>yes</text:p>
          </table:table-cell>
          <table:table-cell office:value-type="string">
            <text:p>nooooo</text:p>
          </table:table-cell>
          <table:table-cell office:value-type="string">
            <text:p>you will live</text:p>
          </table:table-cell>
          <table:table-cell office:value-type="string">
            <text:p>you will di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KK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/>
          <table:table-cell office:value-type="float" office:value="1">
            <text:p>1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  <table:table-row table:style-name="ro2">
          <table:table-cell office:value-type="string">
            <text:p>wrong currency</text:p>
          </table:table-cell>
          <table:table-cell office:value-type="string">
            <text:p>510 333 333</text:p>
          </table:table-cell>
          <table:table-cell office:value-type="string">
            <text:p><text:a xlink:href="http://www.no.pl/">www.no.pl</text:a></text:p>
          </table:table-cell>
          <table:table-cell table:number-columns-repeated="2" office:value-type="string">
            <text:p>something</text:p>
          </table:table-cell>
          <table:table-cell office:value-type="string">
            <text:p>Bielsko</text:p>
          </table:table-cell>
          <table:table-cell office:value-type="string">
            <text:p>43-300</text:p>
          </table:table-cell>
          <table:table-cell office:value-type="string">
            <text:p>Denmark</text:p>
          </table:table-cell>
          <table:table-cell/>
          <table:table-cell table:number-columns-repeated="2" office:value-type="string">
            <text:p>something</text:p>
          </table:table-cell>
          <table:table-cell office:value-type="string">
            <text:p>Milka</text:p>
          </table:table-cell>
          <table:table-cell table:number-columns-repeated="2" office:value-type="string">
            <text:p>700 700 701</text:p>
          </table:table-cell>
          <table:table-cell office:value-type="string">
            <text:p><text:a xlink:href="mailto:no@no.pl">no@no.pl</text:a></text:p>
          </table:table-cell>
          <table:table-cell office:value-type="string">
            <text:p><text:a xlink:href="http://www.linkedin.com/">www.linkedin.com</text:a>/no</text:p>
          </table:table-cell>
          <table:table-cell office:value-type="string">
            <text:p><text:a xlink:href="http://www.facebook.com/no">www.facebook.com/no</text:a></text:p>
          </table:table-cell>
          <table:table-cell office:value-type="string">
            <text:p>no</text:p>
          </table:table-cell>
          <table:table-cell office:value-type="string">
            <text:p>yessss</text:p>
          </table:table-cell>
          <table:table-cell office:value-type="string">
            <text:p>o really?</text:p>
          </table:table-cell>
          <table:table-cell office:value-type="string">
            <text:p>yes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asd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date" office:date-value="2011-11-12">
            <text:p>11/12/2011</text:p>
          </table:table-cell>
          <table:table-cell office:value-type="string">
            <text:p>string</text:p>
          </table:table-cell>
          <table:table-cell office:value-type="float" office:value="2">
            <text:p>2</text:p>
          </table:table-cell>
          <table:table-cell office:value-type="date" office:date-value="1984-01-13">
            <text:p>01/13/84</text:p>
          </table:table-cell>
          <table:table-cell office:value-type="string">
            <text:p>long 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1">07/21/2011</text:date>, <text:time>10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7-21T10:27:32</dc:date>
    <dc:creator>is </dc:creator>
    <meta:editing-duration>PT4H10M27S</meta:editing-duration>
    <meta:editing-cycles>18</meta:editing-cycles>
    <meta:document-statistic meta:table-count="1" meta:cell-count="150" meta:object-count="0"/>
  </office:meta>
</office:document-meta>
</file>